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nthropicSans" svg:font-family="anthropicSans, 'anthropicSans Fallback', system-ui, 'Segoe UI', Roboto, Helvetica, Arial, sans-serif"/>
  </office:font-face-decls>
  <office:automatic-styles>
    <style:style style:name="P1" style:family="paragraph" style:parent-style-name="Standard">
      <style:paragraph-properties fo:line-height="150%"/>
      <style:text-properties officeooo:rsid="001d5e56" officeooo:paragraph-rsid="001d5e56"/>
    </style:style>
    <style:style style:name="P2" style:family="paragraph" style:parent-style-name="Standard">
      <style:paragraph-properties fo:line-height="150%"/>
      <style:text-properties officeooo:rsid="001ef17a" officeooo:paragraph-rsid="001ef17a"/>
    </style:style>
    <style:style style:name="P3" style:family="paragraph" style:parent-style-name="Standard">
      <style:text-properties officeooo:rsid="001d5e56" officeooo:paragraph-rsid="001d5e56"/>
    </style:style>
    <style:style style:name="P4" style:family="paragraph" style:parent-style-name="Standard">
      <style:text-properties fo:font-weight="bold" officeooo:rsid="002b69c9" officeooo:paragraph-rsid="002b69c9" style:font-weight-asian="bold" style:font-weight-complex="bold"/>
    </style:style>
    <style:style style:name="P5" style:family="paragraph" style:parent-style-name="Standard">
      <style:text-properties officeooo:rsid="002b69c9" officeooo:paragraph-rsid="002b69c9"/>
    </style:style>
    <style:style style:name="P6" style:family="paragraph" style:parent-style-name="Standard">
      <style:paragraph-properties fo:line-height="150%"/>
      <style:text-properties officeooo:rsid="00218a1b" officeooo:paragraph-rsid="002b69c9"/>
    </style:style>
    <style:style style:name="P7" style:family="paragraph" style:parent-style-name="Standard">
      <style:paragraph-properties fo:line-height="150%"/>
      <style:text-properties officeooo:rsid="00218a1b" officeooo:paragraph-rsid="00218a1b"/>
    </style:style>
    <style:style style:name="P8" style:family="paragraph" style:parent-style-name="Standard">
      <style:paragraph-properties fo:line-height="150%"/>
      <style:text-properties officeooo:paragraph-rsid="002ac814"/>
    </style:style>
    <style:style style:name="P9" style:family="paragraph" style:parent-style-name="Standard">
      <style:paragraph-properties fo:line-height="150%"/>
      <style:text-properties officeooo:rsid="00242adc" officeooo:paragraph-rsid="00242adc"/>
    </style:style>
    <style:style style:name="P10" style:family="paragraph" style:parent-style-name="Standard">
      <style:paragraph-properties fo:line-height="150%"/>
      <style:text-properties officeooo:rsid="0026fbc2" officeooo:paragraph-rsid="0026fbc2"/>
    </style:style>
    <style:style style:name="P11" style:family="paragraph" style:parent-style-name="Standard">
      <style:paragraph-properties fo:line-height="150%"/>
      <style:text-properties officeooo:rsid="00218a1b" officeooo:paragraph-rsid="0026fbc2"/>
    </style:style>
    <style:style style:name="P12" style:family="paragraph" style:parent-style-name="Standard">
      <style:paragraph-properties fo:line-height="150%"/>
      <style:text-properties fo:font-variant="normal" fo:text-transform="none" fo:color="#faf9f5" loext:opacity="100%" style:font-name="Liberation Serif" fo:font-size="12pt" fo:letter-spacing="normal" fo:font-style="normal" fo:font-weight="normal" officeooo:rsid="002b69c9" officeooo:paragraph-rsid="002b69c9" style:font-weight-asian="normal" style:font-weight-complex="normal"/>
    </style:style>
    <style:style style:name="P13" style:family="paragraph" style:parent-style-name="Standard">
      <style:paragraph-properties fo:line-height="150%"/>
      <style:text-properties fo:font-variant="normal" fo:text-transform="none" fo:color="#faf9f5" loext:opacity="100%" style:font-name="Liberation Serif" fo:font-size="12pt" fo:letter-spacing="normal" fo:font-style="normal" fo:font-weight="bold" officeooo:rsid="002b69c9" officeooo:paragraph-rsid="002b69c9" style:font-weight-asian="bold" style:font-weight-complex="bold"/>
    </style:style>
    <style:style style:name="P14" style:family="paragraph" style:parent-style-name="Standard">
      <style:paragraph-properties fo:line-height="150%"/>
      <style:text-properties fo:font-variant="normal" fo:text-transform="none" fo:color="#faf9f5" loext:opacity="100%" style:font-name="Liberation Serif" fo:font-size="12pt" fo:letter-spacing="normal" fo:font-style="normal" fo:font-weight="normal" officeooo:rsid="002bb3a8" officeooo:paragraph-rsid="002bb3a8" style:font-weight-asian="normal" style:font-weight-complex="normal"/>
    </style:style>
    <style:style style:name="P15" style:family="paragraph" style:parent-style-name="Standard">
      <style:paragraph-properties fo:line-height="150%"/>
      <style:text-properties officeooo:paragraph-rsid="002bb3a8"/>
    </style:style>
    <style:style style:name="P16" style:family="paragraph" style:parent-style-name="Standard">
      <style:paragraph-properties fo:line-height="150%"/>
      <style:text-properties fo:font-weight="bold" officeooo:paragraph-rsid="002bb3a8"/>
    </style:style>
    <style:style style:name="P17" style:family="paragraph" style:parent-style-name="Standard">
      <style:paragraph-properties fo:line-height="150%"/>
      <style:text-properties fo:font-weight="normal" officeooo:rsid="002c7216" officeooo:paragraph-rsid="002c7216" style:font-weight-asian="normal" style:font-weight-complex="normal"/>
    </style:style>
    <style:style style:name="P18" style:family="paragraph" style:parent-style-name="Standard">
      <style:paragraph-properties fo:line-height="150%"/>
      <style:text-properties officeooo:paragraph-rsid="002d7603"/>
    </style:style>
    <style:style style:name="P19" style:family="paragraph" style:parent-style-name="Standard">
      <style:paragraph-properties fo:line-height="150%"/>
      <style:text-properties fo:font-weight="bold" officeooo:paragraph-rsid="002d7603"/>
    </style:style>
    <style:style style:name="P20" style:family="paragraph" style:parent-style-name="Standard">
      <style:paragraph-properties fo:line-height="150%"/>
      <style:text-properties fo:font-weight="normal" officeooo:rsid="002f0cb2" officeooo:paragraph-rsid="002f0cb2" style:font-weight-asian="normal" style:font-weight-complex="normal"/>
    </style:style>
    <style:style style:name="P21" style:family="paragraph" style:parent-style-name="Standard">
      <style:paragraph-properties fo:line-height="150%"/>
      <style:text-properties officeooo:paragraph-rsid="002f0cb2"/>
    </style:style>
    <style:style style:name="P22" style:family="paragraph" style:parent-style-name="Standard">
      <style:paragraph-properties fo:line-height="150%"/>
      <style:text-properties fo:font-variant="normal" fo:text-transform="none" fo:color="#faf9f5" loext:opacity="100%" style:font-name="Liberation Serif" fo:font-size="12pt" fo:letter-spacing="normal" fo:font-style="normal" fo:font-weight="normal" officeooo:rsid="00324eaf" officeooo:paragraph-rsid="00324eaf" style:font-weight-asian="normal" style:font-weight-complex="normal"/>
    </style:style>
    <style:style style:name="P23" style:family="paragraph" style:parent-style-name="Standard">
      <style:paragraph-properties fo:line-height="150%"/>
      <style:text-properties officeooo:paragraph-rsid="0032d1f6"/>
    </style:style>
    <style:style style:name="P24" style:family="paragraph" style:parent-style-name="Standard">
      <style:paragraph-properties fo:line-height="150%"/>
      <style:text-properties fo:font-weight="bold" officeooo:paragraph-rsid="0032d1f6"/>
    </style:style>
    <style:style style:name="P25" style:family="paragraph" style:parent-style-name="Standard">
      <style:paragraph-properties fo:line-height="150%"/>
      <style:text-properties fo:font-weight="normal" officeooo:rsid="00347d33" officeooo:paragraph-rsid="00347d33" style:font-weight-asian="normal" style:font-weight-complex="normal"/>
    </style:style>
    <style:style style:name="P26" style:family="paragraph" style:parent-style-name="Standard">
      <style:paragraph-properties fo:line-height="150%"/>
      <style:text-properties officeooo:paragraph-rsid="00347d33"/>
    </style:style>
    <style:style style:name="P27" style:family="paragraph" style:parent-style-name="Standard">
      <style:paragraph-properties fo:line-height="150%"/>
      <style:text-properties fo:font-variant="normal" fo:text-transform="none" fo:color="#faf9f5" loext:opacity="100%" style:font-name="anthropicSans" fo:font-size="12pt" fo:letter-spacing="normal" fo:font-style="normal" fo:font-weight="bold" officeooo:rsid="002ac814" officeooo:paragraph-rsid="002ac814"/>
    </style:style>
    <style:style style:name="T1" style:family="text">
      <style:text-properties officeooo:rsid="001ef17a"/>
    </style:style>
    <style:style style:name="T2" style:family="text">
      <style:text-properties officeooo:rsid="00242adc"/>
    </style:style>
    <style:style style:name="T3" style:family="text">
      <style:text-properties officeooo:rsid="002ac814"/>
    </style:style>
    <style:style style:name="T4" style:family="text">
      <style:text-properties style:font-name="Liberation Serif" officeooo:rsid="002ac814"/>
    </style:style>
    <style:style style:name="T5" style:family="text">
      <style:text-properties fo:font-variant="normal" fo:text-transform="none" fo:color="#faf9f5" loext:opacity="100%" style:font-name="Liberation Serif" fo:font-size="12pt" fo:letter-spacing="normal" fo:font-style="normal" fo:font-weight="bold"/>
    </style:style>
    <style:style style:name="T6" style:family="text">
      <style:text-properties officeooo:rsid="0026fbc2"/>
    </style:style>
    <style:style style:name="T7" style:family="text">
      <style:text-properties officeooo:rsid="00275866"/>
    </style:style>
    <style:style style:name="T8" style:family="text">
      <style:text-properties officeooo:rsid="00290872"/>
    </style:style>
    <style:style style:name="T9" style:family="text">
      <style:text-properties fo:font-weight="bold" style:font-weight-asian="bold" style:font-weight-complex="bold"/>
    </style:style>
    <style:style style:name="T10" style:family="text">
      <style:text-properties fo:font-weight="bold"/>
    </style:style>
    <style:style style:name="T11" style:family="text">
      <style:text-properties officeooo:rsid="002d7603"/>
    </style:style>
    <style:style style:name="T12" style:family="text">
      <style:text-properties officeooo:rsid="00324eaf"/>
    </style:style>
    <style:style style:name="T13" style:family="text">
      <style:text-properties officeooo:rsid="00360732"/>
    </style:style>
    <style:style style:name="T14" style:family="text">
      <style:text-properties officeooo:rsid="003298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orioppgave 1:</text:p>
      <text:p text:style-name="P1"/>
      <text:p text:style-name="P1">En dictionary I python er en dynamisk liste med nøkkelverdier som har en definert verdi innenfor seg selv. De er også skrevet med krøllparentes, noe som skiller seg fra en liste. En stor fordel med dictionaries er at det lar deg ha oversikt på en bedre måte <text:span text:style-name="T1">enn vanlige variabler, siden det sitter inne på en liste. En viktig ulempe med dictionaries er at de kan fort bli store hvis man ikke sorterer de, og dette blir spesielt utfordrende å lese for de som ikke har kjennskap til en utviklers program.</text:span></text:p>
      <text:p text:style-name="P1"/>
      <text:p text:style-name="P1"/>
      <text:p text:style-name="P2">Teorioppgave 2:</text:p>
      <text:p text:style-name="P2"/>
      <text:p text:style-name="P2">Funksjoner er veldig nyttige, fordi det lar oss segmentere kode på vår egen måte. I tillegg får vi mer kontroll over koden vår, fordi det lar oss isolere koden helt til det blir fremkalt, samt tilpasse argumenter og det som kommer ut av denne koden til slutt. Alt dette vi øke lesbarheten, gjøre koden lettere å skalere og teste I et kontrollert miljø.</text:p>
      <text:p text:style-name="P3"/>
      <text:p text:style-name="P4">For KI-oppgavene:</text:p>
      <text:p text:style-name="P5"/>
      <text:p text:style-name="P6">Jeg brukte Claude Sonnet 4.5, siden den er anerkjent som en av de beste store språkmodeller til å lage kode med. </text:p>
      <text:p text:style-name="P3"/>
      <text:p text:style-name="P7">Oppgave 1b:</text:p>
      <text:p text:style-name="P7"/>
      <text:p text:style-name="P6">Det var veldig lite forskjell mellom min og språkmodellens kode, men den valgte å oppdatere alderen med å kalle selve variabelen istedenfor “.update()” nøkkelordet. Den kommenterte også på hver linje slik at det er så forståelig som mulig for en nybegynner. <text:span text:style-name="T2">Koden var ren og kjørbar med en gang.</text:span></text:p>
      <text:p text:style-name="P7"/>
      <text:p text:style-name="P8"><text:span text:style-name="T3">Første input: *BILDE*, </text:span><text:span text:style-name="T4">“</text:span><text:span text:style-name="T5">Do exactly what is stated here, in python”</text:span></text:p>
      <text:p text:style-name="P9"/>
      <text:p text:style-name="P10">Oppgave 2b:</text:p>
      <text:p text:style-name="P10"/>
      <text:p text:style-name="P11"><text:span text:style-name="T6">På første forsøk misforsto språkmodellen input’</text:span><text:span text:style-name="T7">en, </text:span><text:span text:style-name="T8">f</text:span><text:span text:style-name="T6">ordi den trodde at den skulle skrive ut antall stjerne</text:span><text:span text:style-name="T8">r </text:span><text:span text:style-name="T6">istedenfor selve tallet, men dette ble fort fikset på andre forsøk. Den brukte heller ikke en løkke til å kjøre koden flere ganger, og dermed valgte å gjenta samme linje 3 ganger.</text:span></text:p>
      <text:p text:style-name="P11"/>
      <text:p text:style-name="P8"><text:soft-page-break/><text:span text:style-name="T3">Første input: *BILDE*,</text:span><text:span text:style-name="T4"> “</text:span><text:span text:style-name="T5">Do exactly what is stated here, in python”</text:span></text:p>
      <text:p text:style-name="P12">Andre input: <text:span text:style-name="T9">“Don’t print stars, print the number itself.”</text:span></text:p>
      <text:p text:style-name="P13"/>
      <text:p text:style-name="P12">Oppgave 3b:</text:p>
      <text:p text:style-name="P12"/>
      <text:p text:style-name="P14">Den greide oppgaven på første forsøk, men kan være litt med uklar, fordi den brukte “liste” og “element” istedenfor å spesifisere at den fremkaller til matlisten innenfor funksjonen. Den valgte også å definere listen etter at funksjonen ble laget, noe som kan være litt rart fra en utviklers perspektiv. Ellers var alt likt.</text:p>
      <text:p text:style-name="P12"/>
      <text:p text:style-name="P15"><text:span text:style-name="T3">Første input: *BILDE*, “</text:span><text:span text:style-name="T10">Do exactly what is stated here, in python”</text:span></text:p>
      <text:p text:style-name="P16"/>
      <text:p text:style-name="P17">Oppgave 4b:</text:p>
      <text:p text:style-name="P17"/>
      <text:p text:style-name="P17">Språkmodellen klarte oppgaven på første forsøk, men forholdte seg til en veldig enkel format. Jeg antok at input-parametre innebåret at brukeren skulle også kunne skrive egne målinger, mens den kalte funksjonen flere ganger med egne dimensjoner. <text:span text:style-name="T11">Lesbarheten kunne også ha vært bedre hvis den valgte å sette print inne på funksjonen istedenfor å gjøre det for hvert linje utenfor funksjonen.</text:span></text:p>
      <text:p text:style-name="P17"/>
      <text:p text:style-name="P18"><text:span text:style-name="T3">Første input: *BILDE*, “</text:span><text:span text:style-name="T10">Do exactly what is stated here, in python”</text:span></text:p>
      <text:p text:style-name="P19"/>
      <text:p text:style-name="P20">Oppgave 5.<text:span text:style-name="T12">1</text:span>b:</text:p>
      <text:p text:style-name="P20"/>
      <text:p text:style-name="P20">KI-en klarte oppgaven med en gang, men koden ble litt lang, fordi den lagde en separat funksjon for å sette inn en default rating, noe som kunne bare legges til I den gamle funksjonen. Den valgte også å bruke ints for år og rating, noe som kan være fordelaktig hvis man <text:span text:style-name="T13">velger å gjøre noe med tallene I fremtiden, som å f.eks. Regne årsforskjell eller gjennomsnitt.</text:span></text:p>
      <text:p text:style-name="P20"/>
      <text:p text:style-name="P21"><text:span text:style-name="T3">Første input: *BILDE*, “</text:span><text:span text:style-name="T10">Do exactly what is stated here, in python”</text:span></text:p>
      <text:p text:style-name="P12"/>
      <text:p text:style-name="P22">Oppgave 5.2b:</text:p>
      <text:p text:style-name="P22"/>
      <text:p text:style-name="P22">Språkmodellens kode var kjørbar og forståelig på første forsøk, men noen ting var annerledes på dårlige måter. KI-en avrundet ikke gjennomsnitten når den regnet den ut, I tillegg så brukte det mye tom “print()”-er istedenfor å bruke ny-linje (”\n”), <text:span text:style-name="T14">noe som kan svulme opp programmet.</text:span></text:p>
      <text:p text:style-name="P22"><text:soft-page-break/></text:p>
      <text:p text:style-name="P23"><text:span text:style-name="T3">Første input: *BILDE*, “</text:span><text:span text:style-name="T10">Do what is stated here, in python”</text:span></text:p>
      <text:p text:style-name="P24"/>
      <text:p text:style-name="P25">Oppgave 5.3<text:span text:style-name="T13">c</text:span>:</text:p>
      <text:p text:style-name="P25"/>
      <text:p text:style-name="P25">Claude gjorde så å si det meste på en lignende måte, samt lage kjørbar kode. Den er veldig flink til å dokumentere, men ikke like god til å lage lesbar kode på noen steder. Den forbedret koden sin etter hvert ved å kutte ned på unødvendige linjer av kode, og implementerte alt på en ryddig måte. </text:p>
      <text:p text:style-name="P12"/>
      <text:p text:style-name="P26"><text:span text:style-name="T3">Første input: *BILDE*, “</text:span><text:span text:style-name="T10">Do what is stated here, in python”</text:span></text:p>
      <text:p text:style-name="P12"/>
      <text:p text:style-name="P12"/>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nthropicSans" svg:font-family="anthropicSans, 'anthropicSans Fallback', system-ui, 'Segoe UI', Roboto,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7T14:07:56.672842771</meta:creation-date>
    <dc:date>2025-10-12T11:20:24.633424473</dc:date>
    <meta:editing-duration>PT7H1M48S</meta:editing-duration>
    <meta:editing-cycles>23</meta:editing-cycles>
    <meta:generator>LibreOffice/25.2.6.2$Linux_X86_64 LibreOffice_project/40d1a0e1d5bdf1afaeae24d9ece32bbb00fa66a4</meta:generator>
    <meta:document-statistic meta:table-count="0" meta:image-count="0" meta:object-count="0" meta:page-count="3" meta:paragraph-count="28" meta:word-count="656" meta:character-count="3842" meta:non-whitespace-character-count="3212"/>
  </office:meta>
</office:document-meta>
</file>